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bd2eb" officeooo:paragraph-rsid="001bd2e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rsid="001bd2eb" officeooo:paragraph-rsid="001bd2eb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bd2eb" officeooo:paragraph-rsid="001bd2eb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d709e" officeooo:paragraph-rsid="001d709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df7f2" officeooo:paragraph-rsid="001df7f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cb171" officeooo:paragraph-rsid="001bd2e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f739c" officeooo:paragraph-rsid="001f739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129cd" officeooo:paragraph-rsid="002129c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1af5a" officeooo:paragraph-rsid="0021af5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1fcb1" officeooo:paragraph-rsid="0021fcb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1fcb1" officeooo:paragraph-rsid="0021fcb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312ea" officeooo:paragraph-rsid="002312e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24e93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4e93a" style:font-weight-asian="normal" style:font-weight-complex="normal"/>
    </style:style>
    <style:style style:name="T3" style:family="text">
      <style:text-properties fo:font-variant="normal" fo:text-transform="none" fo:color="#484f59" style:font-name="Arial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iferimenti</text:p>
      <text:p text:style-name="P3"/>
      <text:p text:style-name="P1"><text:a xlink:type="simple" xlink:href="https://developers.google.com/web/fundamentals/?hl=en" text:style-name="Internet_20_link" text:visited-style-name="Visited_20_Internet_20_Link"><text:span text:style-name="T1">https://developers.google.com/web/fundamentals/?hl=en</text:span></text:a></text:p>
      <text:p text:style-name="P3"/>
      <text:p text:style-name="P1"><text:a xlink:type="simple" xlink:href="http://www.tutorialspoint.com/perl/" text:style-name="Internet_20_link" text:visited-style-name="Visited_20_Internet_20_Link"><text:span text:style-name="T1">http://www.tutorialspoint.com/perl/</text:span></text:a></text:p>
      <text:p text:style-name="P3"/>
      <text:p text:style-name="P1"><text:a xlink:type="simple" xlink:href="http://www.awwwards.com/" text:style-name="Internet_20_link" text:visited-style-name="Visited_20_Internet_20_Link"><text:span text:style-name="T1">http://www.awwwards.com/</text:span></text:a></text:p>
      <text:p text:style-name="P6"/>
      <text:p text:style-name="P4">Esempio slider: <text:a xlink:type="simple" xlink:href="https://www.glistockisti.it/" text:style-name="Internet_20_link" text:visited-style-name="Visited_20_Internet_20_Link">https://www.glistockisti.it/</text:a></text:p>
      <text:p text:style-name="P4"/>
      <text:p text:style-name="P5">Informazioni utili su span, div e tipologie di display: <text:a xlink:type="simple" xlink:href="http://dustwell.com/div-span-inline-block.html" text:style-name="Internet_20_link" text:visited-style-name="Visited_20_Internet_20_Link">http://dustwell.com/div-span-inline-block.html</text:a></text:p>
      <text:p text:style-name="P5"/>
      <text:p text:style-name="P7">Per le immagini delle icone: <text:a xlink:type="simple" xlink:href="https://www.iconfinder.com/" text:style-name="Internet_20_link" text:visited-style-name="Visited_20_Internet_20_Link">https://www.iconfinder.com/</text:a></text:p>
      <text:p text:style-name="P5"/>
      <text:p text:style-name="P7">Per il link skipper degli screen-reader: <text:a xlink:type="simple" xlink:href="https://www.bignerdranch.com/blog/web-accessibility-skip-navigation-links/" text:style-name="Internet_20_link" text:visited-style-name="Visited_20_Internet_20_Link">https://www.bignerdranch.com/blog/web-accessibility-skip-navigation-links/</text:a></text:p>
      <text:p text:style-name="P7"/>
      <text:p text:style-name="P8">Responsive Web Design: <text:a xlink:type="simple" xlink:href="http://www.html.it/pag/32824/contenuti-e-breakpoint/" text:style-name="Internet_20_link" text:visited-style-name="Visited_20_Internet_20_Link">http://www.html.it/pag/32824/contenuti-e-breakpoint/</text:a></text:p>
      <text:p text:style-name="P8"><text:a xlink:type="simple" xlink:href="http://www.yourinspirationweb.com/2012/11/08/come-progettare-un-layout-web-responsive-con-le-media-queries/" text:style-name="Internet_20_link" text:visited-style-name="Visited_20_Internet_20_Link">http://www.yourinspirationweb.com/2012/11/08/come-progettare-un-layout-web-responsive-con-le-media-queries/</text:a></text:p>
      <text:p text:style-name="P8"><text:a xlink:type="simple" xlink:href="http://www.webhouseit.com/come-trasformare-un-layout-fisso-in-layout-responsive/" text:style-name="Internet_20_link" text:visited-style-name="Visited_20_Internet_20_Link">http://www.webhouseit.com/come-trasformare-un-layout-fisso-in-layout-responsive/</text:a></text:p>
      <text:p text:style-name="P9"><text:a xlink:type="simple" xlink:href="http://mediaqueriestest.com/" text:style-name="Internet_20_link" text:visited-style-name="Visited_20_Internet_20_Link">http://mediaqueriestest.com/</text:a></text:p>
      <text:p text:style-name="P9"/>
      <text:p text:style-name="P10">Menù drawer: <text:a xlink:type="simple" xlink:href="http://www.designcouch.com/home/why/2014/04/23/pure-css-drawer-menu/" text:style-name="Internet_20_link" text:visited-style-name="Visited_20_Internet_20_Link">http://www.designcouch.com/home/why/2014/04/23/pure-css-drawer-menu/</text:a></text:p>
      <text:p text:style-name="P10"/>
      <text:p text:style-name="P10"/>
      <text:p text:style-name="P10"/>
      <text:p text:style-name="P10"/>
      <text:p text:style-name="P12">Come collegarsi con ssh usando filezilla:</text:p>
      <text:p text:style-name="P12"/>
      <text:p text:style-name="P12">1) Da terminale dare il seguente comando:</text:p>
      <text:p text:style-name="P12">ssh <text:s/>-L30080:tecnologie-web.studenti.math.unipd.it:80 -L30022:tecnologie-web.studenti.math.unipd.it:22 <text:a xlink:type="simple" xlink:href="mailto:TUONOMELAB@paolotti.studenti.math.unipd.it" text:style-name="Internet_20_link" text:visited-style-name="Visited_20_Internet_20_Link">TUONOMELAB@paolotti.studenti.math.unipd.it</text:a></text:p>
      <text:p text:style-name="P12"/>
      <text:p text:style-name="P12">2) Aprire FileZilla, andare su File &gt; Gestore Siti &gt; Nuovo sito ed inserire i seguenti dati:</text:p>
      <text:p text:style-name="P12"/>
      <text:p text:style-name="P12">Host: localhost</text:p>
      <text:p text:style-name="P12">Protocollo: SFTP</text:p>
      <text:p text:style-name="P12">Porta: 30022</text:p>
      <text:p text:style-name="P12">Tipo Accesso: richiedi password</text:p>
      <text:p text:style-name="P12">Utente: TUONOMELAB</text:p>
      <text:p text:style-name="P12"/>
      <text:p text:style-name="P13"><text:span text:style-name="T2">3) Una volta collegati, con filezilla potete inserire i file nelle cartelle di tecweb e provare il sito aprendo il browser e mettendo come URL: </text:span><text:a xlink:type="simple" xlink:href="http://localhost:30080/tecweb/~nomeutente/" text:style-name="Internet_20_link" text:visited-style-name="Visited_20_Internet_20_Link"><text:span text:style-name="T3">http://localhost:30080/tecweb/~nomeutente/</text:span></text:a></text:p>
      <text:p text:style-name="P1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io </meta:initial-creator>
    <meta:creation-date>2015-11-30T23:26:58.876305399</meta:creation-date>
    <dc:date>2016-02-05T16:41:28.054125125</dc:date>
    <dc:creator>vaio </dc:creator>
    <meta:editing-duration>PT23M40S</meta:editing-duration>
    <meta:editing-cycles>13</meta:editing-cycles>
    <meta:generator>LibreOffice/5.0.4.2$Linux_X86_64 LibreOffice_project/00m0$Build-2</meta:generator>
    <meta:document-statistic meta:table-count="0" meta:image-count="0" meta:object-count="0" meta:page-count="1" meta:paragraph-count="23" meta:word-count="112" meta:character-count="1408" meta:non-whitespace-character-count="1318"/>
  </office:meta>
</office:document-meta>
</file>